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D'après OCDE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US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GDP </text:p>
          </table:table-cell>
          <table:table-cell office:value-type="string" calcext:value-type="string">
            <text:p>Growth (%)</text:p>
          </table:table-cell>
          <table:table-cell office:value-type="string" calcext:value-type="string">
            <text:p>Unemployment</text:p>
          </table:table-cell>
          <table:table-cell office:value-type="string" calcext:value-type="string">
            <text:p>Var Unemployment</text:p>
          </table:table-cell>
        </table:table-row>
        <table:table-row table:style-name="ro1">
          <table:table-cell office:value-type="float" office:value="1970" calcext:value-type="float">
            <text:p>1970</text:p>
          </table:table-cell>
          <table:table-cell office:value-type="float" office:value="1075884" calcext:value-type="float">
            <text:p>1075884</text:p>
          </table:table-cell>
          <table:table-cell/>
          <table:table-cell office:value-type="float" office:value="4.933333" calcext:value-type="float">
            <text:p>4.933333</text:p>
          </table:table-cell>
          <table:table-cell/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1167770" calcext:value-type="float">
            <text:p>1167770</text:p>
          </table:table-cell>
          <table:table-cell table:formula="of:=100*([.B6]-[.B5])/[.B5]" office:value-type="float" office:value="8.54051180238762" calcext:value-type="float">
            <text:p>8.5405118024</text:p>
          </table:table-cell>
          <table:table-cell office:value-type="float" office:value="5.958333" calcext:value-type="float">
            <text:p>5.958333</text:p>
          </table:table-cell>
          <table:table-cell table:formula="of:=[.D6]-[.D5]" office:value-type="float" office:value="1.025" calcext:value-type="float">
            <text:p>1.025</text:p>
          </table:table-cell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float" office:value="1282449" calcext:value-type="float">
            <text:p>1282449</text:p>
          </table:table-cell>
          <table:table-cell table:formula="of:=100*([.B7]-[.B6])/[.B6]" office:value-type="float" office:value="9.8203413343381" calcext:value-type="float">
            <text:p>9.8203413343</text:p>
          </table:table-cell>
          <table:table-cell office:value-type="float" office:value="5.616667" calcext:value-type="float">
            <text:p>5.616667</text:p>
          </table:table-cell>
          <table:table-cell table:formula="of:=[.D7]-[.D6]" office:value-type="float" office:value="-0.341666" calcext:value-type="float">
            <text:p>-0.341666</text:p>
          </table:table-cell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1428549" calcext:value-type="float">
            <text:p>1428549</text:p>
          </table:table-cell>
          <table:table-cell table:formula="of:=100*([.B8]-[.B7])/[.B7]" office:value-type="float" office:value="11.3922658912752" calcext:value-type="float">
            <text:p>11.3922658913</text:p>
          </table:table-cell>
          <table:table-cell office:value-type="float" office:value="4.891667" calcext:value-type="float">
            <text:p>4.891667</text:p>
          </table:table-cell>
          <table:table-cell table:formula="of:=[.D8]-[.D7]" office:value-type="float" office:value="-0.725" calcext:value-type="float">
            <text:p>-0.725</text:p>
          </table:table-cell>
        </table:table-row>
        <table:table-row table:style-name="ro1">
          <table:table-cell office:value-type="float" office:value="1974" calcext:value-type="float">
            <text:p>1974</text:p>
          </table:table-cell>
          <table:table-cell office:value-type="float" office:value="1548825" calcext:value-type="float">
            <text:p>1548825</text:p>
          </table:table-cell>
          <table:table-cell table:formula="of:=100*([.B9]-[.B8])/[.B8]" office:value-type="float" office:value="8.41945218539931" calcext:value-type="float">
            <text:p>8.4194521854</text:p>
          </table:table-cell>
          <table:table-cell office:value-type="float" office:value="5.591667" calcext:value-type="float">
            <text:p>5.591667</text:p>
          </table:table-cell>
          <table:table-cell table:formula="of:=[.D9]-[.D8]" office:value-type="float" office:value="0.7" calcext:value-type="float">
            <text:p>0.7</text:p>
          </table:table-cell>
        </table:table-row>
        <table:table-row table:style-name="ro1">
          <table:table-cell office:value-type="float" office:value="1975" calcext:value-type="float">
            <text:p>1975</text:p>
          </table:table-cell>
          <table:table-cell office:value-type="float" office:value="1688923" calcext:value-type="float">
            <text:p>1688923</text:p>
          </table:table-cell>
          <table:table-cell table:formula="of:=100*([.B10]-[.B9])/[.B9]" office:value-type="float" office:value="9.04543767049215" calcext:value-type="float">
            <text:p>9.0454376705</text:p>
          </table:table-cell>
          <table:table-cell office:value-type="float" office:value="8.466666" calcext:value-type="float">
            <text:p>8.466666</text:p>
          </table:table-cell>
          <table:table-cell table:formula="of:=[.D10]-[.D9]" office:value-type="float" office:value="2.874999" calcext:value-type="float">
            <text:p>2.874999</text:p>
          </table:table-cell>
        </table:table-row>
        <table:table-row table:style-name="ro1">
          <table:table-cell office:value-type="float" office:value="1976" calcext:value-type="float">
            <text:p>1976</text:p>
          </table:table-cell>
          <table:table-cell office:value-type="float" office:value="1877587" calcext:value-type="float">
            <text:p>1877587</text:p>
          </table:table-cell>
          <table:table-cell table:formula="of:=100*([.B11]-[.B10])/[.B10]" office:value-type="float" office:value="11.1706691187224" calcext:value-type="float">
            <text:p>11.1706691187</text:p>
          </table:table-cell>
          <table:table-cell office:value-type="float" office:value="7.716667" calcext:value-type="float">
            <text:p>7.716667</text:p>
          </table:table-cell>
          <table:table-cell table:formula="of:=[.D11]-[.D10]" office:value-type="float" office:value="-0.749999" calcext:value-type="float">
            <text:p>-0.749999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 office:value-type="float" office:value="2085951" calcext:value-type="float">
            <text:p>2085951</text:p>
          </table:table-cell>
          <table:table-cell table:formula="of:=100*([.B12]-[.B11])/[.B11]" office:value-type="float" office:value="11.0974351654544" calcext:value-type="float">
            <text:p>11.0974351655</text:p>
          </table:table-cell>
          <table:table-cell office:value-type="float" office:value="7.066667" calcext:value-type="float">
            <text:p>7.066667</text:p>
          </table:table-cell>
          <table:table-cell table:formula="of:=[.D12]-[.D11]" office:value-type="float" office:value="-0.65" calcext:value-type="float">
            <text:p>-0.65</text:p>
          </table:table-cell>
        </table:table-row>
        <table:table-row table:style-name="ro1">
          <table:table-cell office:value-type="float" office:value="1978" calcext:value-type="float">
            <text:p>1978</text:p>
          </table:table-cell>
          <table:table-cell office:value-type="float" office:value="2356571" calcext:value-type="float">
            <text:p>2356571</text:p>
          </table:table-cell>
          <table:table-cell table:formula="of:=100*([.B13]-[.B12])/[.B12]" office:value-type="float" office:value="12.9734591080999" calcext:value-type="float">
            <text:p>12.9734591081</text:p>
          </table:table-cell>
          <table:table-cell office:value-type="float" office:value="6.066667" calcext:value-type="float">
            <text:p>6.066667</text:p>
          </table:table-cell>
          <table:table-cell table:formula="of:=[.D13]-[.D12]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979" calcext:value-type="float">
            <text:p>1979</text:p>
          </table:table-cell>
          <table:table-cell office:value-type="float" office:value="2632143" calcext:value-type="float">
            <text:p>2632143</text:p>
          </table:table-cell>
          <table:table-cell table:formula="of:=100*([.B14]-[.B13])/[.B13]" office:value-type="float" office:value="11.6937703128826" calcext:value-type="float">
            <text:p>11.6937703129</text:p>
          </table:table-cell>
          <table:table-cell office:value-type="float" office:value="5.833333" calcext:value-type="float">
            <text:p>5.833333</text:p>
          </table:table-cell>
          <table:table-cell table:formula="of:=[.D14]-[.D13]" office:value-type="float" office:value="-0.233334" calcext:value-type="float">
            <text:p>-0.233334</text:p>
          </table:table-cell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float" office:value="2862505" calcext:value-type="float">
            <text:p>2862505</text:p>
          </table:table-cell>
          <table:table-cell table:formula="of:=100*([.B15]-[.B14])/[.B14]" office:value-type="float" office:value="8.75188012201465" calcext:value-type="float">
            <text:p>8.751880122</text:p>
          </table:table-cell>
          <table:table-cell office:value-type="float" office:value="7.141667" calcext:value-type="float">
            <text:p>7.141667</text:p>
          </table:table-cell>
          <table:table-cell table:formula="of:=[.D15]-[.D14]" office:value-type="float" office:value="1.308334" calcext:value-type="float">
            <text:p>1.308334</text:p>
          </table:table-cell>
        </table:table-row>
        <table:table-row table:style-name="ro1">
          <table:table-cell office:value-type="float" office:value="1981" calcext:value-type="float">
            <text:p>1981</text:p>
          </table:table-cell>
          <table:table-cell office:value-type="float" office:value="3210956" calcext:value-type="float">
            <text:p>3210956</text:p>
          </table:table-cell>
          <table:table-cell table:formula="of:=100*([.B16]-[.B15])/[.B15]" office:value-type="float" office:value="12.1729394359137" calcext:value-type="float">
            <text:p>12.1729394359</text:p>
          </table:table-cell>
          <table:table-cell office:value-type="float" office:value="7.6" calcext:value-type="float">
            <text:p>7.6</text:p>
          </table:table-cell>
          <table:table-cell table:formula="of:=[.D16]-[.D15]" office:value-type="float" office:value="0.458333" calcext:value-type="float">
            <text:p>0.458333</text:p>
          </table:table-cell>
        </table:table-row>
        <table:table-row table:style-name="ro1">
          <table:table-cell office:value-type="float" office:value="1982" calcext:value-type="float">
            <text:p>1982</text:p>
          </table:table-cell>
          <table:table-cell office:value-type="float" office:value="3344991" calcext:value-type="float">
            <text:p>3344991</text:p>
          </table:table-cell>
          <table:table-cell table:formula="of:=100*([.B17]-[.B16])/[.B16]" office:value-type="float" office:value="4.17430198358371" calcext:value-type="float">
            <text:p>4.1743019836</text:p>
          </table:table-cell>
          <table:table-cell office:value-type="float" office:value="9.708333" calcext:value-type="float">
            <text:p>9.708333</text:p>
          </table:table-cell>
          <table:table-cell table:formula="of:=[.D17]-[.D16]" office:value-type="float" office:value="2.108333" calcext:value-type="float">
            <text:p>2.108333</text:p>
          </table:table-cell>
        </table:table-row>
        <table:table-row table:style-name="ro1">
          <table:table-cell office:value-type="float" office:value="1983" calcext:value-type="float">
            <text:p>1983</text:p>
          </table:table-cell>
          <table:table-cell office:value-type="float" office:value="3638137" calcext:value-type="float">
            <text:p>3638137</text:p>
          </table:table-cell>
          <table:table-cell table:formula="of:=100*([.B18]-[.B17])/[.B17]" office:value-type="float" office:value="8.76373060495529" calcext:value-type="float">
            <text:p>8.763730605</text:p>
          </table:table-cell>
          <table:table-cell office:value-type="float" office:value="9.616667" calcext:value-type="float">
            <text:p>9.616667</text:p>
          </table:table-cell>
          <table:table-cell table:formula="of:=[.D18]-[.D17]" office:value-type="float" office:value="-0.091666" calcext:value-type="float">
            <text:p>-0.091666</text:p>
          </table:table-cell>
        </table:table-row>
        <table:table-row table:style-name="ro1">
          <table:table-cell office:value-type="float" office:value="1984" calcext:value-type="float">
            <text:p>1984</text:p>
          </table:table-cell>
          <table:table-cell office:value-type="float" office:value="4040693" calcext:value-type="float">
            <text:p>4040693</text:p>
          </table:table-cell>
          <table:table-cell table:formula="of:=100*([.B19]-[.B18])/[.B18]" office:value-type="float" office:value="11.0648939278537" calcext:value-type="float">
            <text:p>11.0648939279</text:p>
          </table:table-cell>
          <table:table-cell office:value-type="float" office:value="7.525" calcext:value-type="float">
            <text:p>7.525</text:p>
          </table:table-cell>
          <table:table-cell table:formula="of:=[.D19]-[.D18]" office:value-type="float" office:value="-2.091667" calcext:value-type="float">
            <text:p>-2.091667</text:p>
          </table:table-cell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float" office:value="4346734" calcext:value-type="float">
            <text:p>4346734</text:p>
          </table:table-cell>
          <table:table-cell table:formula="of:=100*([.B20]-[.B19])/[.B19]" office:value-type="float" office:value="7.57397307838037" calcext:value-type="float">
            <text:p>7.5739730784</text:p>
          </table:table-cell>
          <table:table-cell office:value-type="float" office:value="7.191667" calcext:value-type="float">
            <text:p>7.191667</text:p>
          </table:table-cell>
          <table:table-cell table:formula="of:=[.D20]-[.D19]" office:value-type="float" office:value="-0.333333000000001" calcext:value-type="float">
            <text:p>-0.333333</text:p>
          </table:table-cell>
        </table:table-row>
        <table:table-row table:style-name="ro1">
          <table:table-cell office:value-type="float" office:value="1986" calcext:value-type="float">
            <text:p>1986</text:p>
          </table:table-cell>
          <table:table-cell office:value-type="float" office:value="4590155" calcext:value-type="float">
            <text:p>4590155</text:p>
          </table:table-cell>
          <table:table-cell table:formula="of:=100*([.B21]-[.B20])/[.B20]" office:value-type="float" office:value="5.60008963051339" calcext:value-type="float">
            <text:p>5.6000896305</text:p>
          </table:table-cell>
          <table:table-cell office:value-type="float" office:value="6.991667" calcext:value-type="float">
            <text:p>6.991667</text:p>
          </table:table-cell>
          <table:table-cell table:formula="of:=[.D21]-[.D20]" office:value-type="float" office:value="-0.2" calcext:value-type="float">
            <text:p>-0.2</text:p>
          </table:table-cell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float" office:value="4870217" calcext:value-type="float">
            <text:p>4870217</text:p>
          </table:table-cell>
          <table:table-cell table:formula="of:=100*([.B22]-[.B21])/[.B21]" office:value-type="float" office:value="6.10136259015218" calcext:value-type="float">
            <text:p>6.1013625902</text:p>
          </table:table-cell>
          <table:table-cell office:value-type="float" office:value="6.191667" calcext:value-type="float">
            <text:p>6.191667</text:p>
          </table:table-cell>
          <table:table-cell table:formula="of:=[.D22]-[.D21]" office:value-type="float" office:value="-0.8" calcext:value-type="float">
            <text:p>-0.8</text:p>
          </table:table-cell>
        </table:table-row>
        <table:table-row table:style-name="ro1">
          <table:table-cell office:value-type="float" office:value="1988" calcext:value-type="float">
            <text:p>1988</text:p>
          </table:table-cell>
          <table:table-cell office:value-type="float" office:value="5252629" calcext:value-type="float">
            <text:p>5252629</text:p>
          </table:table-cell>
          <table:table-cell table:formula="of:=100*([.B23]-[.B22])/[.B22]" office:value-type="float" office:value="7.85205258821116" calcext:value-type="float">
            <text:p>7.8520525882</text:p>
          </table:table-cell>
          <table:table-cell office:value-type="float" office:value="5.491667" calcext:value-type="float">
            <text:p>5.491667</text:p>
          </table:table-cell>
          <table:table-cell table:formula="of:=[.D23]-[.D22]" office:value-type="float" office:value="-0.7" calcext:value-type="float">
            <text:p>-0.7</text:p>
          </table:table-cell>
        </table:table-row>
        <table:table-row table:style-name="ro1">
          <table:table-cell office:value-type="float" office:value="1989" calcext:value-type="float">
            <text:p>1989</text:p>
          </table:table-cell>
          <table:table-cell office:value-type="float" office:value="5657693" calcext:value-type="float">
            <text:p>5657693</text:p>
          </table:table-cell>
          <table:table-cell table:formula="of:=100*([.B24]-[.B23])/[.B23]" office:value-type="float" office:value="7.71164306483477" calcext:value-type="float">
            <text:p>7.7116430648</text:p>
          </table:table-cell>
          <table:table-cell office:value-type="float" office:value="5.266667" calcext:value-type="float">
            <text:p>5.266667</text:p>
          </table:table-cell>
          <table:table-cell table:formula="of:=[.D24]-[.D23]" office:value-type="float" office:value="-0.225" calcext:value-type="float">
            <text:p>-0.225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float" office:value="5979589" calcext:value-type="float">
            <text:p>5979589</text:p>
          </table:table-cell>
          <table:table-cell table:formula="of:=100*([.B25]-[.B24])/[.B24]" office:value-type="float" office:value="5.68952751589738" calcext:value-type="float">
            <text:p>5.6895275159</text:p>
          </table:table-cell>
          <table:table-cell office:value-type="float" office:value="5.616667" calcext:value-type="float">
            <text:p>5.616667</text:p>
          </table:table-cell>
          <table:table-cell table:formula="of:=[.D25]-[.D24]" office:value-type="float" office:value="0.35" calcext:value-type="float">
            <text:p>0.35</text:p>
          </table:table-cell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float" office:value="6174043" calcext:value-type="float">
            <text:p>6174043</text:p>
          </table:table-cell>
          <table:table-cell table:formula="of:=100*([.B26]-[.B25])/[.B25]" office:value-type="float" office:value="3.25196263489012" calcext:value-type="float">
            <text:p>3.2519626349</text:p>
          </table:table-cell>
          <table:table-cell office:value-type="float" office:value="6.816667" calcext:value-type="float">
            <text:p>6.816667</text:p>
          </table:table-cell>
          <table:table-cell table:formula="of:=[.D26]-[.D25]" office:value-type="float" office:value="1.2" calcext:value-type="float">
            <text:p>1.2</text:p>
          </table:table-cell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float" office:value="6539299" calcext:value-type="float">
            <text:p>6539299</text:p>
          </table:table-cell>
          <table:table-cell table:formula="of:=100*([.B27]-[.B26])/[.B26]" office:value-type="float" office:value="5.91599378235623" calcext:value-type="float">
            <text:p>5.9159937824</text:p>
          </table:table-cell>
          <table:table-cell office:value-type="float" office:value="7.508333" calcext:value-type="float">
            <text:p>7.508333</text:p>
          </table:table-cell>
          <table:table-cell table:formula="of:=[.D27]-[.D26]" office:value-type="float" office:value="0.691666000000001" calcext:value-type="float">
            <text:p>0.691666</text:p>
          </table:table-cell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float" office:value="6878718" calcext:value-type="float">
            <text:p>6878718</text:p>
          </table:table-cell>
          <table:table-cell table:formula="of:=100*([.B28]-[.B27])/[.B27]" office:value-type="float" office:value="5.19044931268627" calcext:value-type="float">
            <text:p>5.1904493127</text:p>
          </table:table-cell>
          <table:table-cell office:value-type="float" office:value="6.9" calcext:value-type="float">
            <text:p>6.9</text:p>
          </table:table-cell>
          <table:table-cell table:formula="of:=[.D28]-[.D27]" office:value-type="float" office:value="-0.608333" calcext:value-type="float">
            <text:p>-0.608333</text:p>
          </table:table-cell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float" office:value="7308755" calcext:value-type="float">
            <text:p>7308755</text:p>
          </table:table-cell>
          <table:table-cell table:formula="of:=100*([.B29]-[.B28])/[.B28]" office:value-type="float" office:value="6.25170271553507" calcext:value-type="float">
            <text:p>6.2517027155</text:p>
          </table:table-cell>
          <table:table-cell office:value-type="float" office:value="6.083333" calcext:value-type="float">
            <text:p>6.083333</text:p>
          </table:table-cell>
          <table:table-cell table:formula="of:=[.D29]-[.D28]" office:value-type="float" office:value="-0.816667000000001" calcext:value-type="float">
            <text:p>-0.816667</text:p>
          </table:table-cell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7664060" calcext:value-type="float">
            <text:p>7664060</text:p>
          </table:table-cell>
          <table:table-cell table:formula="of:=100*([.B30]-[.B29])/[.B29]" office:value-type="float" office:value="4.86136147674946" calcext:value-type="float">
            <text:p>4.8613614767</text:p>
          </table:table-cell>
          <table:table-cell office:value-type="float" office:value="5.608333" calcext:value-type="float">
            <text:p>5.608333</text:p>
          </table:table-cell>
          <table:table-cell table:formula="of:=[.D30]-[.D29]" office:value-type="float" office:value="-0.475" calcext:value-type="float">
            <text:p>-0.475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8100201" calcext:value-type="float">
            <text:p>8100201</text:p>
          </table:table-cell>
          <table:table-cell table:formula="of:=100*([.B31]-[.B30])/[.B30]" office:value-type="float" office:value="5.6907305005441" calcext:value-type="float">
            <text:p>5.6907305005</text:p>
          </table:table-cell>
          <table:table-cell office:value-type="float" office:value="5.416667" calcext:value-type="float">
            <text:p>5.416667</text:p>
          </table:table-cell>
          <table:table-cell table:formula="of:=[.D31]-[.D30]" office:value-type="float" office:value="-0.191666" calcext:value-type="float">
            <text:p>-0.191666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8608515" calcext:value-type="float">
            <text:p>8608515</text:p>
          </table:table-cell>
          <table:table-cell table:formula="of:=100*([.B32]-[.B31])/[.B31]" office:value-type="float" office:value="6.27532576043483" calcext:value-type="float">
            <text:p>6.2753257604</text:p>
          </table:table-cell>
          <table:table-cell office:value-type="float" office:value="4.95" calcext:value-type="float">
            <text:p>4.95</text:p>
          </table:table-cell>
          <table:table-cell table:formula="of:=[.D32]-[.D31]" office:value-type="float" office:value="-0.466667" calcext:value-type="float">
            <text:p>-0.466667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9089168" calcext:value-type="float">
            <text:p>9089168</text:p>
          </table:table-cell>
          <table:table-cell table:formula="of:=100*([.B33]-[.B32])/[.B32]" office:value-type="float" office:value="5.58346009735709" calcext:value-type="float">
            <text:p>5.5834600974</text:p>
          </table:table-cell>
          <table:table-cell office:value-type="float" office:value="4.508333" calcext:value-type="float">
            <text:p>4.508333</text:p>
          </table:table-cell>
          <table:table-cell table:formula="of:=[.D33]-[.D32]" office:value-type="float" office:value="-0.441667" calcext:value-type="float">
            <text:p>-0.441667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9660624" calcext:value-type="float">
            <text:p>9660624</text:p>
          </table:table-cell>
          <table:table-cell table:formula="of:=100*([.B34]-[.B33])/[.B33]" office:value-type="float" office:value="6.28722012839899" calcext:value-type="float">
            <text:p>6.2872201284</text:p>
          </table:table-cell>
          <table:table-cell office:value-type="float" office:value="4.216667" calcext:value-type="float">
            <text:p>4.216667</text:p>
          </table:table-cell>
          <table:table-cell table:formula="of:=[.D34]-[.D33]" office:value-type="float" office:value="-0.291666" calcext:value-type="float">
            <text:p>-0.291666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284779" calcext:value-type="float">
            <text:p>10284779</text:p>
          </table:table-cell>
          <table:table-cell table:formula="of:=100*([.B35]-[.B34])/[.B34]" office:value-type="float" office:value="6.46081453951629" calcext:value-type="float">
            <text:p>6.4608145395</text:p>
          </table:table-cell>
          <table:table-cell office:value-type="float" office:value="3.991667" calcext:value-type="float">
            <text:p>3.991667</text:p>
          </table:table-cell>
          <table:table-cell table:formula="of:=[.D35]-[.D34]" office:value-type="float" office:value="-0.225" calcext:value-type="float">
            <text:p>-0.225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10621824" calcext:value-type="float">
            <text:p>10621824</text:p>
          </table:table-cell>
          <table:table-cell table:formula="of:=100*([.B36]-[.B35])/[.B35]" office:value-type="float" office:value="3.27712437962935" calcext:value-type="float">
            <text:p>3.2771243796</text:p>
          </table:table-cell>
          <table:table-cell office:value-type="float" office:value="4.733333" calcext:value-type="float">
            <text:p>4.733333</text:p>
          </table:table-cell>
          <table:table-cell table:formula="of:=[.D36]-[.D35]" office:value-type="float" office:value="0.741666" calcext:value-type="float">
            <text:p>0.741666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10977514" calcext:value-type="float">
            <text:p>10977514</text:p>
          </table:table-cell>
          <table:table-cell table:formula="of:=100*([.B37]-[.B36])/[.B36]" office:value-type="float" office:value="3.34867156526035" calcext:value-type="float">
            <text:p>3.3486715653</text:p>
          </table:table-cell>
          <table:table-cell office:value-type="float" office:value="5.775" calcext:value-type="float">
            <text:p>5.775</text:p>
          </table:table-cell>
          <table:table-cell table:formula="of:=[.D37]-[.D36]" office:value-type="float" office:value="1.041667" calcext:value-type="float">
            <text:p>1.041667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11510670" calcext:value-type="float">
            <text:p>11510670</text:p>
          </table:table-cell>
          <table:table-cell table:formula="of:=100*([.B38]-[.B37])/[.B37]" office:value-type="float" office:value="4.85680091139032" calcext:value-type="float">
            <text:p>4.8568009114</text:p>
          </table:table-cell>
          <table:table-cell office:value-type="float" office:value="5.991667" calcext:value-type="float">
            <text:p>5.991667</text:p>
          </table:table-cell>
          <table:table-cell table:formula="of:=[.D38]-[.D37]" office:value-type="float" office:value="0.216666999999999" calcext:value-type="float">
            <text:p>0.216667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12274928" calcext:value-type="float">
            <text:p>12274928</text:p>
          </table:table-cell>
          <table:table-cell table:formula="of:=100*([.B39]-[.B38])/[.B38]" office:value-type="float" office:value="6.63956138087531" calcext:value-type="float">
            <text:p>6.6395613809</text:p>
          </table:table-cell>
          <table:table-cell office:value-type="float" office:value="5.533333" calcext:value-type="float">
            <text:p>5.533333</text:p>
          </table:table-cell>
          <table:table-cell table:formula="of:=[.D39]-[.D38]" office:value-type="float" office:value="-0.458334" calcext:value-type="float">
            <text:p>-0.458334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13093726" calcext:value-type="float">
            <text:p>13093726</text:p>
          </table:table-cell>
          <table:table-cell table:formula="of:=100*([.B40]-[.B39])/[.B39]" office:value-type="float" office:value="6.67049126479601" calcext:value-type="float">
            <text:p>6.6704912648</text:p>
          </table:table-cell>
          <table:table-cell office:value-type="float" office:value="5.066667" calcext:value-type="float">
            <text:p>5.066667</text:p>
          </table:table-cell>
          <table:table-cell table:formula="of:=[.D40]-[.D39]" office:value-type="float" office:value="-0.466666" calcext:value-type="float">
            <text:p>-0.466666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13855888" calcext:value-type="float">
            <text:p>13855888</text:p>
          </table:table-cell>
          <table:table-cell table:formula="of:=100*([.B41]-[.B40])/[.B40]" office:value-type="float" office:value="5.82081830641637" calcext:value-type="float">
            <text:p>5.8208183064</text:p>
          </table:table-cell>
          <table:table-cell office:value-type="float" office:value="4.616667" calcext:value-type="float">
            <text:p>4.616667</text:p>
          </table:table-cell>
          <table:table-cell table:formula="of:=[.D41]-[.D40]" office:value-type="float" office:value="-0.45" calcext:value-type="float">
            <text:p>-0.45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14477635" calcext:value-type="float">
            <text:p>14477635</text:p>
          </table:table-cell>
          <table:table-cell table:formula="of:=100*([.B42]-[.B41])/[.B41]" office:value-type="float" office:value="4.48724037030322" calcext:value-type="float">
            <text:p>4.4872403703</text:p>
          </table:table-cell>
          <table:table-cell office:value-type="float" office:value="4.616667" calcext:value-type="float">
            <text:p>4.616667</text:p>
          </table:table-cell>
          <table:table-cell table:formula="of:=[.D42]-[.D4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14718582" calcext:value-type="float">
            <text:p>14718582</text:p>
          </table:table-cell>
          <table:table-cell table:formula="of:=100*([.B43]-[.B42])/[.B42]" office:value-type="float" office:value="1.664270441961" calcext:value-type="float">
            <text:p>1.664270442</text:p>
          </table:table-cell>
          <table:table-cell office:value-type="float" office:value="5.775" calcext:value-type="float">
            <text:p>5.775</text:p>
          </table:table-cell>
          <table:table-cell table:formula="of:=[.D43]-[.D42]" office:value-type="float" office:value="1.158333" calcext:value-type="float">
            <text:p>1.158333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14418739" calcext:value-type="float">
            <text:p>14418739</text:p>
          </table:table-cell>
          <table:table-cell table:formula="of:=100*([.B44]-[.B43])/[.B43]" office:value-type="float" office:value="-2.03717314616313" calcext:value-type="float">
            <text:p>-2.0371731462</text:p>
          </table:table-cell>
          <table:table-cell office:value-type="float" office:value="9.266666" calcext:value-type="float">
            <text:p>9.266666</text:p>
          </table:table-cell>
          <table:table-cell table:formula="of:=[.D44]-[.D43]" office:value-type="float" office:value="3.491666" calcext:value-type="float">
            <text:p>3.491666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14964372" calcext:value-type="float">
            <text:p>14964372</text:p>
          </table:table-cell>
          <table:table-cell table:formula="of:=100*([.B45]-[.B44])/[.B44]" office:value-type="float" office:value="3.78419361082824" calcext:value-type="float">
            <text:p>3.7841936108</text:p>
          </table:table-cell>
          <table:table-cell office:value-type="float" office:value="9.616667" calcext:value-type="float">
            <text:p>9.616667</text:p>
          </table:table-cell>
          <table:table-cell table:formula="of:=[.D45]-[.D44]" office:value-type="float" office:value="0.350000999999999" calcext:value-type="float">
            <text:p>0.350001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15517926" calcext:value-type="float">
            <text:p>15517926</text:p>
          </table:table-cell>
          <table:table-cell table:formula="of:=100*([.B46]-[.B45])/[.B45]" office:value-type="float" office:value="3.69914621208294" calcext:value-type="float">
            <text:p>3.6991462121</text:p>
          </table:table-cell>
          <table:table-cell office:value-type="float" office:value="8.95" calcext:value-type="float">
            <text:p>8.95</text:p>
          </table:table-cell>
          <table:table-cell table:formula="of:=[.D46]-[.D45]" office:value-type="float" office:value="-0.666667" calcext:value-type="float">
            <text:p>-0.666667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16155254.8" calcext:value-type="float">
            <text:p>16155254.8</text:p>
          </table:table-cell>
          <table:table-cell table:formula="of:=100*([.B47]-[.B46])/[.B46]" office:value-type="float" office:value="4.10704884144956" calcext:value-type="float">
            <text:p>4.1070488414</text:p>
          </table:table-cell>
          <table:table-cell office:value-type="float" office:value="8.066667" calcext:value-type="float">
            <text:p>8.066667</text:p>
          </table:table-cell>
          <table:table-cell table:formula="of:=[.D47]-[.D46]" office:value-type="float" office:value="-0.883332999999999" calcext:value-type="float">
            <text:p>-0.883333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16663159.6" calcext:value-type="float">
            <text:p>16663159.6</text:p>
          </table:table-cell>
          <table:table-cell table:formula="of:=100*([.B48]-[.B47])/[.B47]" office:value-type="float" office:value="3.14389841749818" calcext:value-type="float">
            <text:p>3.1438984175</text:p>
          </table:table-cell>
          <table:table-cell office:value-type="float" office:value="7.375" calcext:value-type="float">
            <text:p>7.375</text:p>
          </table:table-cell>
          <table:table-cell table:formula="of:=[.D48]-[.D47]" office:value-type="float" office:value="-0.691667000000001" calcext:value-type="float">
            <text:p>-0.691667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17348071.5" calcext:value-type="float">
            <text:p>17348071.5</text:p>
          </table:table-cell>
          <table:table-cell table:formula="of:=100*([.B49]-[.B48])/[.B48]" office:value-type="float" office:value="4.11033631340841" calcext:value-type="float">
            <text:p>4.1103363134</text:p>
          </table:table-cell>
          <table:table-cell office:value-type="float" office:value="6.166667" calcext:value-type="float">
            <text:p>6.166667</text:p>
          </table:table-cell>
          <table:table-cell table:formula="of:=[.D49]-[.D48]" office:value-type="float" office:value="-1.208333" calcext:value-type="float">
            <text:p>-1.20833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3">00/00/0000</text:date>, <text:time style:data-style-name="N2" text:time-value="10:14:39.32634393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2T20:12:35.625472237</meta:creation-date>
    <dc:date>2015-11-13T10:15:11.135845456</dc:date>
    <meta:editing-duration>PT7M13S</meta:editing-duration>
    <meta:editing-cycles>2</meta:editing-cycles>
    <meta:generator>LibreOffice/4.4.5.2$Linux_X86_64 LibreOffice_project/40m0$Build-2</meta:generator>
    <meta:document-statistic meta:table-count="1" meta:cell-count="230" meta:object-count="0"/>
  </office:meta>
</office:document-meta>
</file>